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ValueChangedListener.JSValueChangedListener( Script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ActionListener.actionPerformed( Ac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ValueChangedListener.valueChanged( ValueChange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WidgetListener.callScript( Widget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SActionListener.JSActionListener( Script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WidgetListener.JavaScriptWidgetListener( Script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